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font-size="16pt" style:text-underline-style="solid" style:text-underline-width="auto" style:text-underline-color="font-color" style:font-size-asian="16pt" style:font-size-complex="16pt"/>
    </style:style>
    <style:style style:name="P2" style:family="paragraph" style:parent-style-name="Standard">
      <style:text-properties style:font-name="Calibri1" fo:font-size="16pt" style:text-underline-style="none" style:font-size-asian="16pt" style:font-size-complex="16pt"/>
    </style:style>
    <style:style style:name="P3" style:family="paragraph" style:parent-style-name="Standard">
      <style:text-properties style:font-name="Calibri1" fo:font-size="16pt" style:text-underline-style="none"/>
    </style:style>
    <style:style style:name="P4" style:family="paragraph" style:parent-style-name="Standard">
      <style:text-properties style:font-name="Calibri1" fo:font-size="16pt" style:text-underline-style="none" style:font-size-asian="16pt" style:font-size-complex="16pt"/>
    </style:style>
    <style:style style:name="T1" style:family="text">
      <style:text-properties style:text-position="super 58%"/>
    </style:style>
    <style:style style:name="T2" style:family="text">
      <style:text-properties style:text-line-through-style="none" style:font-name="Calibri" style:text-blinking="false"/>
    </style:style>
    <style:style style:name="T3" style:family="text">
      <style:text-properties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1</text:p>
      <text:p text:style-name="P1"/>
      <text:p text:style-name="P1"/>
      <text:p text:style-name="P2">1)Thank You email:</text:p>
      <text:p text:style-name="P2">=&gt;</text:p>
      <text:p text:style-name="P2">Subject: Thank You for the Extra Classes <text:s/></text:p>
      <text:p text:style-name="P2"/>
      <text:p text:style-name="P2">Respected Aarti Ma'am,</text:p>
      <text:p text:style-name="P2"/>
      <text:p text:style-name="P2">I hope this email finds you well. I just wanted to take a moment to sincerely thank you for the extra classes you have provided. </text:p>
      <text:p text:style-name="P2"/>
      <text:p text:style-name="P2">Your dedication and willingness to go above and beyond to support my learning is truly appreciated. <text:s/></text:p>
      <text:p text:style-name="P2"/>
      <text:p text:style-name="P2">The additional sessions have been incredibly helpful in clarifying probability, and I feel much more confident now thanks to your guidance. Your patience and expertise make a significant difference, and I am very grateful for the extra time and effort you have put in. <text:s/></text:p>
      <text:p text:style-name="P2"/>
      <text:p text:style-name="P2">Thank you again for your support, it means a lot to me. Please let me know if there is anything I can do in return. <text:s/></text:p>
      <text:p text:style-name="P2"/>
      <text:p text:style-name="P2">Best regards, <text:s/></text:p>
      <text:p text:style-name="P2">Diya Bhatt, </text:p>
      <text:p text:style-name="P2">Tops Technologies.</text:p>
      <text:p text:style-name="P2"/>
      <text:p text:style-name="P2">2)Apology Letter:</text:p>
      <text:p text:style-name="P2">=&gt;</text:p>
      <text:p text:style-name="P2">Subject: Sincere Apology for My Unauthorized Absence <text:s/></text:p>
      <text:p text:style-name="P2"/>
      <text:p text:style-name="P2">Dear <text:s/>Mr. Smith, <text:s/></text:p>
      <text:p text:style-name="P2"/>
      <text:p text:style-name="P2">I am writing to sincerely apologize for my absence on 25<text:span text:style-name="T1">th </text:span></text:p>
      <text:p text:style-name="P2">of January without prior notice or permission. I understand that my lack of communication was unprofessional and disruptive, and I take full responsibility for my actions. <text:s/></text:p>
      <text:p text:style-name="P2"><text:soft-page-break/></text:p>
      <text:p text:style-name="P2">I recognize the importance of attendance and communication, and I assure you this will not happen again. I will ensure to follow proper procedures in the future, whether notifying you in advance or submitting a formal request if needed. <text:s/></text:p>
      <text:p text:style-name="P2"/>
      <text:p text:style-name="P2">Thank you for your understanding, and please let me know if there’s anything I can do to make up for the missed class. I appreciate your patience and guidance. <text:s/></text:p>
      <text:p text:style-name="P2"/>
      <text:p text:style-name="P2">Sincerely, <text:s/></text:p>
      <text:p text:style-name="P2">Diya Bhatt, </text:p>
      <text:p text:style-name="P2">Tops Technologies.</text:p>
      <text:p text:style-name="P2"/>
      <text:p text:style-name="P2"/>
      <text:p text:style-name="P2">3)Reminder email:</text:p>
      <text:p text:style-name="P2">=&gt;</text:p>
      <text:p text:style-name="P2">Subject: Friendly Reminder: -Outstanding Payment for tuition fees</text:p>
      <text:p text:style-name="P2"/>
      <text:p text:style-name="P2">Dear Shreya, <text:s/></text:p>
      <text:p text:style-name="P2"/>
      <text:p text:style-name="P2">I hope this email finds you well. This is a gentle reminder that the payment for tuition fees for March is still pending. The due date was 5<text:span text:style-name="T1">th</text:span> March 2024, and the outstanding amount is 20000rs. <text:s/></text:p>
      <text:p text:style-name="P2"/>
      <text:p text:style-name="P2">For your convenience, here are the payment details again: <text:s/></text:p>
      <text:p text:style-name="P2">- Amount Due: ₹20000 <text:s/></text:p>
      <text:p text:style-name="P2">- Due Date: 05/03/2024</text:p>
      <text:p text:style-name="P2">- Payment Methods: Bank Transfer/Online Portal/Cash, etc. <text:s/></text:p>
      <text:p text:style-name="P2"/>
      <text:p text:style-name="P2">Kindly process the payment at your earliest convenience to avoid any late fees. If you have already made the payment, please disregard this email or share the transaction details so we can update our records. <text:s/></text:p>
      <text:p text:style-name="P2"/>
      <text:p text:style-name="P2">For any questions or clarifications, feel free to reach me at 9998923914. <text:s/></text:p>
      <text:p text:style-name="P2"/>
      <text:p text:style-name="P2">Thank you for your prompt attention to this matter. <text:s/></text:p>
      <text:p text:style-name="P2"><text:soft-page-break/></text:p>
      <text:p text:style-name="P2">Best regards, <text:s/></text:p>
      <text:p text:style-name="P2">Diya Bhatt, </text:p>
      <text:p text:style-name="P2">Tops Technologies.</text:p>
      <text:p text:style-name="P2"/>
      <text:p text:style-name="P2">4)Asking for raise in salary:</text:p>
      <text:p text:style-name="P2">=&gt;</text:p>
      <text:p text:style-name="P2">Subject: Requsting for an increment in my salary.</text:p>
      <text:p text:style-name="P2"/>
      <text:p text:style-name="P2">Dear Arujan Sir, <text:s/></text:p>
      <text:p text:style-name="P2"/>
      <text:p text:style-name="P2">I hope you are doing well. </text:p>
      <text:p text:style-name="P2"/>
      <text:p text:style-name="P2">I am writing this email to formally request you for a discussion regarding an adjustment to my current salary, in recognition of my contributions, performance, and the evolving scope of my role at orchard company. </text:p>
      <text:p text:style-name="P2"/>
      <text:p text:style-name="P2">Please find attached the figures of my performance. </text:p>
      <text:p text:style-name="P2"/>
      <text:p text:style-name="P2">Over the past 5 years, I have consistently exceeded targets, led successful projects, taken on additional responsibilities. </text:p>
      <text:p text:style-name="P2">Increased team productivity by 20% <text:s/></text:p>
      <text:p text:style-name="P2">Successfully managed 7 key accounts <text:s text:c="3"/></text:p>
      <text:p text:style-name="P2"/>
      <text:p text:style-name="P2">Given these contributions and industry salary benchmarks for my role, I believe a salary adjustment to 25% or more would better reflect the value I bring to the team, i.e. From Rupees 25,000 to Rupees 30,000.</text:p>
      <text:p text:style-name="P2"/>
      <text:p text:style-name="P2">I wish to appreciate the opportunity to discuss this further at your convenience. Please let me know a suitable time for a meeting. </text:p>
      <text:p text:style-name="P2"/>
      <text:p text:style-name="P2">Thank you for considering my request. I wish to remain committed to delivering high-quality work for your company. <text:s/></text:p>
      <text:p text:style-name="P2"/>
      <text:p text:style-name="P2">Best regards, <text:s/></text:p>
      <text:p text:style-name="P2">Diya Bhatt, </text:p>
      <text:p text:style-name="P2">Tops Technologies.</text:p>
      <text:p text:style-name="P2"><text:soft-page-break/></text:p>
      <text:p text:style-name="P2">5)Resignation email:</text:p>
      <text:p text:style-name="P2">=&gt;</text:p>
      <text:p text:style-name="P2">Subject: Resignation notice <text:s/></text:p>
      <text:p text:style-name="P2"/>
      <text:p text:style-name="P2">Dear Pulkit Sir, <text:s/></text:p>
      <text:p text:style-name="P2"/>
      <text:p text:style-name="P2">I hope this email finds you well. I am writing to formally announce my resignation from my position as a personal assistant at Jindal Pvt. Ltd., effective from last 2.5 years. <text:s/></text:p>
      <text:p text:style-name="P2"/>
      <text:p text:style-name="P2">This decision was not an easy one, but after careful consideration, I have decided to pursue a new opportunity. I am grateful for the opportunities I have had here, including working with an incredible team, leading impactful projects, or professional growth. <text:s/></text:p>
      <text:p text:style-name="P2"/>
      <text:p text:style-name="P2">Please let me know how I can assist during this transition whether it is training a replacement, documenting processes, or wrapping up pending tasks. I want to ensure a smooth handover. <text:s/></text:p>
      <text:p text:style-name="P2"/>
      <text:p text:style-name="P2">Thank you for your guidance and support during my time here. I have truly valued being part of Jindal Pvt. Ltd. and hope to stay in touch. <text:s/></text:p>
      <text:p text:style-name="P2"/>
      <text:p text:style-name="P2">Best regards, <text:s/></text:p>
      <text:p text:style-name="P3"><text:span text:style-name="T2">Diya Bhatt.</text:span></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ya bhatt</meta:initial-creator>
    <meta:creation-date>2025-07-24T13:56:08.22</meta:creation-date>
    <dc:date>2025-09-13T11:55:34.63</dc:date>
    <dc:creator>diya bhatt</dc:creator>
    <meta:editing-duration>PT4H31S</meta:editing-duration>
    <meta:editing-cycles>9</meta:editing-cycles>
    <meta:generator>OpenOffice/4.1.15$Win32 OpenOffice.org_project/4115m2$Build-9813</meta:generator>
    <meta:document-statistic meta:table-count="0" meta:image-count="0" meta:object-count="0" meta:page-count="4" meta:paragraph-count="64" meta:word-count="709" meta:character-count="4311"/>
  </office:meta>
</office:document-meta>
</file>